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69cm" fo:break-before="auto" style:use-optimal-row-height="true"/>
    </style:style>
    <style:style style:name="ro13" style:family="table-row">
      <style:table-row-properties style:row-height="4.3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9" style:family="table-row">
      <style:table-row-properties style:row-height="0.859cm" fo:break-before="auto" style:use-optimal-row-height="true"/>
    </style:style>
    <style:style style:name="ro20" style:family="table-row">
      <style:table-row-properties style:row-height="1.085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1.741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25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125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3.164cm" fo:break-before="auto" style:use-optimal-row-height="true"/>
    </style:style>
    <style:style style:name="ro29" style:family="table-row">
      <style:table-row-properties style:row-height="3.641cm" fo:break-before="auto" style:use-optimal-row-height="true"/>
    </style:style>
    <style:style style:name="ro30" style:family="table-row">
      <style:table-row-properties style:row-height="2.646cm" fo:break-before="auto" style:use-optimal-row-height="true"/>
    </style:style>
    <style:style style:name="ro31" style:family="table-row">
      <style:table-row-properties style:row-height="0.527cm" fo:break-before="auto" style:use-optimal-row-height="true"/>
    </style:style>
    <style:style style:name="ro32" style:family="table-row">
      <style:table-row-properties style:row-height="0.489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ce67"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9">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20">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20">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20">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20">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1">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space(</text:span><text:span text:style-name="T17">cbc:PaymentMeansCode) = '57'</text:span><text:span text:style-name="T16">) )) <text:s/>or ((normalize-space(cbc:PaymentMeansCode) != '30') and (normalize-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2">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3">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4">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0">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5">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20">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6">
          <table:table-cell office:value-type="string">
            <text:p>model</text:p>
          </table:table-cell>
          <table:table-cell table:style-name="ce8" office:value-type="string">
            <text:p>BR-CO-15</text:p>
          </table:table-cell>
          <table:table-cell table:style-name="ce44" office:value-type="string">
            <text:p><text:span text:style-name="T18">((count(../cac:TaxTotal) = 1 and </text:span><text:span text:style-name="T19">(cbc:TaxInclusiveAmount = </text:span><text:span text:style-name="T20">round</text:span><text:span text:style-name="T19">( (cbc:TaxExclusiveAmount + //cac:TaxTotal/</text:span><text:span text:style-name="T20">xs:decimal</text:span><text:span text:style-name="T19">(cbc:TaxAmount)) * 10 * 10) div 100)) or (cbc:TaxInclusiveAmount = round( (cbc:TaxExclusiveAmount + //cac:TaxTotal/xs:decimal</text:span><text:span text:style-name="T18">(cbc:TaxAmount[@currencyID='EUR'])) * 10 * 10) div 100))</text:span></text:p>
          </table:table-cell>
          <table:table-cell table:number-columns-repeated="1021"/>
        </table:table-row>
        <table:table-row table:style-name="ro27">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8">
          <table:table-cell office:value-type="string">
            <text:p>model</text:p>
          </table:table-cell>
          <table:table-cell table:style-name="ce8" office:value-type="string">
            <text:p>BR-S-01</text:p>
          </table:table-cell>
          <table:table-cell table:style-name="ce46" office:value-type="string">
            <text:p><text:span text:style-name="T21">((count(//cac:AllowanceCharge/cac:TaxCategory[normalize-space(cbc:ID) = 'S']) + count(//cac:ClassifiedTaxCategory[</text:span><text:span text:style-name="T22">normalize-space(</text:span><text:span text:style-name="T21">cbc:ID) = 'S'])) &gt; 0 and count(cac:TaxTotal/cac:TaxSubtotal/cac:TaxCategory[</text:span><text:span text:style-name="T22">normalize-space(</text:span><text:span text:style-name="T21">cbc:ID) = 'S']) &gt; 0) <text:s/>or ((count(//cac:AllowanceCharge/cac:TaxCategory[</text:span><text:span text:style-name="T22">normalize-space(</text:span><text:span text:style-name="T21">cbc:ID) = 'S']) + count(//cac:ClassifiedTaxCategory[</text:span><text:span text:style-name="T22">normalize-space(</text:span><text:span text:style-name="T21">cbc:ID) = 'S'])) = 0 and count(cac:TaxTotal/cac:TaxSubtotal/cac:TaxCategor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cac:ClassifiedTaxCategory[</text:span><text:span text:style-name="T24">normalize-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exists(//cac:AccountingSupplierParty/cac:Party/cac:PartyTaxScheme/cbc:CompanyID) or exists(//cac:AccountingSupplierParty/cac:Party/cac:PartyTaxScheme/cbc:CompanyID) or </text:span><text:span text:style-name="T10">exists(//</text:span><text:span text:style-name="T23">cac:TaxRepresentativeParty/cac:PartyTaxScheme/cbc:CompanyID))) or not(exists(//</text:span><text:span text:style-name="T24">cac:AllowanceCharge[cbc:ChargeIndicator='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exists(//cac:AccountingSupplierParty/cac:Party/cac:PartyTaxScheme/cbc:CompanyID) or exists(//cac:AccountingSupplierParty/cac:Party/cac:PartyTaxSchemey/cbc:CompanyID) or </text:span><text:span text:style-name="T10">exists(//</text:span><text:span text:style-name="T23">cac:TaxRepresentativeParty/cac:PartyTaxScheme/cbc:CompanyID))) or 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9">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21">(../cbc:TaxableAmount = (sum(../../../cac:InvoiceLine[</text:span><text:span text:style-name="T22">normalize-space(</text:span><text:span text:style-name="T21">cac:Item/cac:ClassifiedTaxCategory/cbc:ID)='S'][cac:Item/cac:ClassifiedTaxCategory/round(cbc:Percent) =$rate]/xs:decimal(cbc:LineExtensionAmount)) + sum(../../../cac:AllowanceCharge[cbc:ChargeIndicator='true'][</text:span><text:span text:style-name="T22">normalize-space(</text:span><text:span text:style-name="T21">cac:TaxCategory/cbc:ID)='S'][cac:TaxCategory/round(cbc:Percent) = $rate]/xs:decimal(cbc:Amount)) - sum(../../../cac:AllowanceCharge[cbc:ChargeIndicator='false'][</text:span><text:span text:style-name="T22">normalize-space(</text:span><text:span text:style-name="T21">cac:TaxCategory/cbc:ID)='S'][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5">((exists(//cac:TaxCategory/cbc:ID[</text:span><text:span text:style-name="T26">normalize-space(</text:span><text:span text:style-name="T25">.) = 'Z']) or exists(//cac:ClassifiedTaxCategory/cbc:ID[</text:span><text:span text:style-name="T26">normalize-space(</text:span><text:span text:style-name="T25">.) = 'Z'])) and (count(cac:TaxTotal/cac:TaxSubtotal/cac:TaxCategory/cbc:ID[</text:span><text:span text:style-name="T26">normalize-space(</text:span><text:span text:style-name="T25">.) = 'Z']) = 1)) or (not(</text:span><text:span text:style-name="T26">//cac:TaxCategory/cbc:ID[normalize-space(.) = 'Z']) and not(//cac:ClassifiedTaxCategory/cbc:ID[normalize-space(.)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exists(//cac:AccountingSupplierParty/cac:Party/cac:PartyTaxScheme/cbc:CompanyID) or </text:span><text:span text:style-name="T10">exists(//</text:span><text:span text:style-name="T23">cac:TaxRepresentativeParty/cac:PartyTaxScheme/cbc:CompanyID))) or not(exists(//cac:ClassifiedTaxCategory[</text:span><text:span text:style-name="T24">normalize-space(</text:span><text:span text:style-name="T23">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6">cac:AllowanceCharge[cbc:ChargeIndicator='false']/cac:TaxCategory[normalize-space(cbc:ID)='Z']</text:span><text:span text:style-name="T10">) and (exists(//cac:AccountingSupplierParty/cac:Party/cac:PartyTaxScheme/cbc:CompanyID) or exists(//</text:span><text:span text:style-name="T23">cac:TaxRepresentativeParty/cac:PartyTaxScheme/cbc:CompanyID))) or not(exists(//cac:TaxCategory[</text:span><text:span text:style-name="T24">normalize-space(</text:span><text:span text:style-name="T23">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e']/cac:TaxCategory[normalize-space(cbc:ID)='Z']</text:span><text:span text:style-name="T27">) and (exists(//cac:AccountingSupplierParty/cac:Party/cac:PartyTaxScheme/cbc:CompanyID)or exists(//</text:span><text:span text:style-name="T14">cac:TaxRepresentativeParty/cac:PartyTaxScheme/cbc:CompanyID))) or not(exists(//cac:TaxCategory[</text:span><text:span text:style-name="T28">normalize-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Z-08</text:p>
          </table:table-cell>
          <table:table-cell table:style-name="ce49"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and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4">((exists(//cac:TaxCategory/cbc:ID[</text:span><text:span text:style-name="T15">normalize-space(</text:span><text:span text:style-name="T34">.) = 'E']) or exists(//cac:ClassifiedTaxCategory/cbc:ID[</text:span><text:span text:style-name="T15">normalize-space(</text:span><text:span text:style-name="T34">.) = 'E'])) and (count(cac:TaxTotal/cac:TaxSubtotal/cac:TaxCategory/cbc:ID[</text:span><text:span text:style-name="T15">normalize-space(</text:span><text:span text:style-name="T34">.) = 'E']) = 1)) or (not(</text:span><text:span text:style-name="T15">//cac:TaxCategory/cbc:ID[normalize-space(.) = 'E']) and not(//cac:ClassifiedTaxCategory/cbc:ID[normalize-space(.) = '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exists(//cac:AccountingSupplierParty/cac:Party/cac:PartyTaxScheme/cbc:CompanyID) or </text:span><text:span text:style-name="T10">exists(//</text:span><text:span text:style-name="T23">cac:TaxRepresentativeParty/cac:PartyTaxScheme/cbc:CompanyID))) or not(exists(//cac:ClassifiedTaxCategory[</text:span><text:span text:style-name="T24">normalize-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e']/cac:TaxCategory[normalize-space(cbc:ID)='E']</text:span><text:span text:style-name="T27">) and (exists(//cac:AccountingSupplierParty/cac:Party/cac:PartyTaxScheme/cbc:CompanyID)or</text:span><text:span text:style-name="T15"> exists(//cac:AccountingSupplierParty/cac:Party/cac:PartyTaxScheme/cbc:CompanyID[@schemeID != 'VAT']) or</text:span><text:span text:style-name="T27"> exists(//</text:span><text:span text:style-name="T14">cac:TaxRepresentativeParty/cac:PartyTaxScheme/cbc:CompanyID))) or 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8">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7"/>
          <table:table-cell table:style-name="ce68"/>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Classified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AllowanceCharge[cbc:ChargeIndicator='fals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cac:AllowanceCharge[cbc:ChargeIndicator='tru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AE-08</text:p>
          </table:table-cell>
          <table:table-cell table:style-name="ce46" office:value-type="string">
            <text:p><text:span text:style-name="T21">../cbc:TaxableAmount = (sum(../../../cac:InvoiceLine[</text:span><text:span text:style-name="T22">normalize-space(</text:span><text:span text:style-name="T21">cac:Item/cac:ClassifiedTaxCategory/cbc:ID)='AE']/xs:decimal(cbc:LineExtensionAmount)) + sum(../../../cac:AllowanceCharge[cbc:ChargeIndicator='true'][normalize-space(cac:TaxCategory/cbc:ID)='AE']/xs:decimal(cbc:Amount)) - <text:s/>sum(../../../cac:AllowanceCharge[cbc:ChargeIndicator='false'][</text:span><text:span text:style-name="T22">normalize-space(</text:span><text:span text:style-name="T21">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5">((exists(//cac:TaxCategory/cbc:ID[</text:span><text:span text:style-name="T26">normalize-space(</text:span><text:span text:style-name="T25">.) = 'IC']) or exists(//cac:ClassifiedTaxCategory/cbc:ID[</text:span><text:span text:style-name="T26">normalize-space(</text:span><text:span text:style-name="T25">.) = 'IC'])) and (count(cac:TaxTotal/cac:TaxSubtotal/cac:TaxCategory/cbc:ID[</text:span><text:span text:style-name="T26">normalize-space(</text:span><text:span text:style-name="T25">.) = 'IC']) = 1)) or (not(</text:span><text:span text:style-name="T26">//cac:TaxCategory/cbc:ID[normalize-space(.) = 'IC']) and not(//cac:ClassifiedTaxCategory/cbc:ID[normalize-space(.)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exists(//cac:AccountingSupplierParty/cac:Party/cac:PartyTaxScheme/cbc:CompanyID) or </text:span><text:span text:style-name="T10">exists(//</text:span><text:span text:style-name="T23">cac:TaxRepresentativeParty/cac:PartyTaxScheme/cbc:CompanyID)) and (exists(//cac:AccountingCustomerParty/cac:Party/cac:PartyTaxScheme/cbc:CompanyID))) or not(//cac:ClassifiedTaxCategory[</text:span><text:span text:style-name="T24">normalize-space(</text:span><text:span text:style-name="T23">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exists(//cac:AccountingSupplierParty/cac:Party/cac:PartyTaxScheme/cbc:CompanyID) <text:s/>or </text:span><text:span text:style-name="T10">exists(//</text:span><text:span text:style-name="T23">cac:TaxRepresentativeParty/cac:PartyTaxScheme/cbc:CompanyID)) and (exists(//cac:AccountingCustomerParty/cac:Party/cac:PartyTaxScheme/cbc:CompanyID))) or 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C-08</text:p>
          </table:table-cell>
          <table:table-cell table:style-name="ce46" office:value-type="string">
            <text:p><text:span text:style-name="T21">../cbc:TaxableAmount = (sum(../../../cac:InvoiceLine[</text:span><text:span text:style-name="T22">normalize-space(</text:span><text:span text:style-name="T21">cac:Item/cac:ClassifiedTaxCategory/cbc:ID)='IC']/xs:decimal(cbc:LineExtensionAmount)) + sum(../../../cac:AllowanceCharge[cbc:ChargeIndicator='true'][normalize-space(cac:TaxCategory/cbc:ID)='IC']/xs:decimal(cbc:Amount)) - sum(../../../cac:AllowanceCharge[cbc:ChargeIndicator='false'][normalize-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4">((exists(//cac:TaxCategory/cbc:ID[</text:span><text:span text:style-name="T15">normalize-space(</text:span><text:span text:style-name="T34">.) = 'G']) or exists(//cac:ClassifiedTaxCategory/cbc:ID[</text:span><text:span text:style-name="T15">normalize-space(</text:span><text:span text:style-name="T34">.) = 'G'])) and (count(cac:TaxTotal/cac:TaxSubtotal/cac:TaxCategory/cbc:ID[</text:span><text:span text:style-name="T15">normalize-space(</text:span><text:span text:style-name="T34">.) = 'G']) = 1)) or (not(</text:span><text:span text:style-name="T15">//cac:TaxCategory/cbc:ID[normalize-space(.) = 'G']) and not(//cac:ClassifiedTaxCategory/cbc:ID[normalize-space(.)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exists(//cac:AccountingSupplierParty/cac:Party/cac:PartyTaxScheme/cbc:CompanyID) <text:s/>or </text:span><text:span text:style-name="T10">exists(//</text:span><text:span text:style-name="T23">cac:TaxRepresentativeParty/cac:PartyTaxScheme/cbc:CompanyID))) or not(exists(//cac:ClassifiedTaxCategory[</text:span><text:span text:style-name="T24">normalize-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exists(//cac:AccountingSupplierParty/cac:Party/cac:PartyTaxScheme/cbc:CompanyID) <text:s/>or </text:span><text:span text:style-name="T10">exists(//</text:span><text:span text:style-name="T23">cac:TaxRepresentativeParty/cac:PartyTaxScheme/cbc:CompanyID))) or not(exists(//</text:span><text:span text:style-name="T24">cac:AllowanceCharge[cbc:ChargeIndicator='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exists(//cac:AccountingSupplierParty/cac:Party/cac:PartyTaxScheme/cbc:CompanyID) <text:s/>or </text:span><text:span text:style-name="T10">exists(//</text:span><text:span text:style-name="T23">cac:TaxRepresentativeParty/cac:PartyTaxScheme/cbc:CompanyID))) or not(exists(//</text:span><text:span text:style-name="T24">cac:AllowanceCharge[cbc:ChargeIndicator='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5">((exists(//cac:TaxCategory/cbc:ID[</text:span><text:span text:style-name="T26">normalize-space(</text:span><text:span text:style-name="T25">.) = 'O']) or exists(//cac:ClassifiedTaxCategory/cbc:ID[</text:span><text:span text:style-name="T26">normalize-space(</text:span><text:span text:style-name="T25">.) = 'O'])) and (count(cac:TaxTotal/cac:TaxSubtotal/cac:TaxCategory/cbc:ID[</text:span><text:span text:style-name="T26">normalize-space(</text:span><text:span text:style-name="T25">.) = 'O']) = 1)) or (not(</text:span><text:span text:style-name="T26">//cac:TaxCategory/cbc:ID[normalize-space(.) = 'O']) and not(//cac:ClassifiedTaxCategory/cbc:ID[normalize-space(.) = '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not(//cac:AccountingSupplierParty/cac:Party/cac:PartyTaxScheme/cbc:CompanyID) and </text:span><text:span text:style-name="T27">not(//</text:span><text:span text:style-name="T14">cac:TaxRepresentativeParty/cac:PartyTaxScheme/cbc:CompanyID) and <text:s/>not(//cac:AccountingCustomerParty/cac:Party/cac:PartyTaxScheme/cbc:CompanyID))) or not(//cac:ClassifiedTaxCategory[</text:span><text:span text:style-name="T28">normalize-space(</text:span><text:span text:style-name="T14">cbc:ID) = 'O'])</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O-03</text:p>
          </table:table-cell>
          <table:table-cell table:style-name="ce52" office:value-type="string">
            <text:p><text:span text:style-name="T21">(exists(//cac:AllowanceCharge[cbc:ChargeIndicator='fals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fals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O-04</text:p>
          </table:table-cell>
          <table:table-cell table:style-name="ce53" office:value-type="string">
            <text:p><text:span text:style-name="T21">(exists(//cac:AllowanceCharge[cbc:ChargeIndicator='true']/cac:TaxCategory[</text:span><text:span text:style-name="T22">normalize-space(</text:span><text:span text:style-name="T21">cbc:ID) = 'O']) and (not(//cac:AccountingSupplierParty/cac:Party/cac:PartyTaxScheme/cbc:CompanyID) <text:s/>and not(//cac:TaxRepresentativeParty/cac:PartyTaxScheme/cbc:CompanyID) and not(//cac:AccountingCustomerParty/cac:Party/cac:PartyTaxScheme/cbc:CompanyID))) or not(exists(//cac:AllowanceCharge[cbc:ChargeIndicator='tru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8</text:p>
          </table:table-cell>
          <table:table-cell table:style-name="ce46" office:value-type="string">
            <text:p><text:span text:style-name="T21">../cbc:TaxableAmount = (sum(../../../cac:InvoiceLine[</text:span><text:span text:style-name="T22">normalize-space(</text:span><text:span text:style-name="T21">cac:Item/cac:ClassifiedTaxCategory/cbc:ID)='O']/xs:decimal(cbc:LineExtensionAmount)) + sum(../../../cac:AllowanceCharge[cbc:ChargeIndicator='true'][</text:span><text:span text:style-name="T22">normalize-space(</text:span><text:span text:style-name="T21">cac:TaxCategory/cbc:ID)='O']/xs:decimal(cbc:Amount)) - sum(../../../cac:AllowanceCharge[cbc:ChargeIndicator='false'][</text:span><text:span text:style-name="T22">normalize-space(</text:span><text:span text:style-name="T21">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G-01</text:p>
          </table:table-cell>
          <table:table-cell table:style-name="ce46" office:value-type="string">
            <text:p><text:span text:style-name="T21">((count(//cac:AllowanceCharge/cac:TaxCategory[</text:span><text:span text:style-name="T22">normalize-space(</text:span><text:span text:style-name="T21">cbc:ID) = 'IG']) + count(//cac:ClassifiedTaxCategory[</text:span><text:span text:style-name="T22">normalize-space(</text:span><text:span text:style-name="T21">cbc:ID) = 'IG'])) &gt; 0 and count(cac:TaxTotal/cac:TaxSubtotal/cac:TaxCategory[cbc:ID = 'IG']) &gt; 0) <text:s/>or ((count(//cac:AllowanceCharge/cac:TaxCategory[</text:span><text:span text:style-name="T22">normalize-space(</text:span><text:span text:style-name="T21">cbc:ID) = 'IG']) + count(//cac:ClassifiedTaxCategory[</text:span><text:span text:style-name="T22">normalize-space(</text:span><text:span text:style-name="T21">cbc:ID) = 'IG'])) = 0 and count(cac:TaxTotal/cac:TaxSubtotal/cac:TaxCategor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IG']</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cac:ClassifiedTaxCategory[</text:span><text:span text:style-name="T24">normalize-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IG']</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6">cac:AllowanceCharge[cbc:ChargeIndicator='true']/cac:TaxCategory[cbc:ID='IG']</text:span><text:span text:style-name="T10">) and (exists(//cac:AccountingSupplierParty/cac:Party/cac:PartyTaxScheme/cbc:CompanyID) or exists(//cac:AccountingSupplierParty/cac:Party/cac:PartyLegalEntity/cbc:CompanyID) or exists(//</text:span><text:span text:style-name="T23">cac:TaxRepresentativeParty/cac:PartyTaxScheme/cbc:CompanyID))) or not(exists(//</text:span><text:span text:style-name="T24">cac:AllowanceCharge[cbc:ChargeIndicator='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21">(../cbc:TaxableAmount = (sum(../../../cac:InvoiceLine[</text:span><text:span text:style-name="T37">normalize-space(</text:span><text:span text:style-name="T21">cac:Item/cac:ClassifiedTaxCategory/cbc:ID)='IG'][cac:Item/cac:ClassifiedTaxCategory/cbc:Percent =$rate]/xs:decimal(cbc:LineExtensionAmount)) + sum(../../../cac:AllowanceCharge[cbc:ChargeIndicator='true'][</text:span><text:span text:style-name="T37">normalize-space(</text:span><text:span text:style-name="T21">cac:TaxCategory/cbc:ID)='IG'][cac:TaxCategory/cbc:Percent = $rate]/xs:decimal(cbc:Amount)) - sum(../../../cac:AllowanceCharge[cbc:ChargeIndicator='false'][</text:span><text:span text:style-name="T37">normalize-space(</text:span><text:span text:style-name="T21">cac:TaxCategory/cbc:ID)='IG'][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1</text:p>
          </table:table-cell>
          <table:table-cell table:style-name="ce46" office:value-type="string">
            <text:p><text:span text:style-name="T21">((count(//cac:AllowanceCharge/cac:TaxCategory[</text:span><text:span text:style-name="T37">normalize-space(</text:span><text:span text:style-name="T21">cbc:ID) = 'IP']) + count(//cac:ClassifiedTaxCategory[</text:span><text:span text:style-name="T37">normalize-space(</text:span><text:span text:style-name="T21">cbc:ID) = 'IP'])) &gt; 0 and count(cac:TaxTotal/cac:TaxSubtotal/cac:TaxCategory[cbc:ID = 'IP']) &gt; 0) <text:s/>or ((count(//cac:AllowanceCharge/cac:TaxCategory[</text:span><text:span text:style-name="T37">normalize-space(</text:span><text:span text:style-name="T21">cbc:ID) = 'IP']) + count(//cac:ClassifiedTaxCategory[</text:span><text:span text:style-name="T37">normalize-space(</text:span><text:span text:style-name="T21">cbc:ID) = 'IP'])) = 0 and count(cac:TaxTotal/cac:TaxSubtotal/cac:TaxCategor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IP']</text:span><text:span text:style-name="T3">) and (exists(//cac:AccountingSupplierParty/cac:Party/cac:PartyTaxScheme/cbc:CompanyID) or </text:span><text:span text:style-name="T27">exists(//cac:AccountingSupplierParty/cac:Party/cac:PartyLegalEntity/cbc:CompanyID) or exists(//</text:span><text:span text:style-name="T14">cac:TaxRepresentativeParty/cac:PartyTaxScheme/cbc:CompanyID))) or not(exists(//cac:ClassifiedTaxCategory[</text:span><text:span text:style-name="T28">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IP']</text:span><text:span text:style-name="T3">) and (exists(//cac:AccountingSupplierParty/cac:Party/cac:PartyTaxScheme/cbc:CompanyID) or exists(//cac:AccountingSupplierParty/cac:Party/cac:PartyLegalEntity/cbc:CompanyID) or </text:span><text:span text:style-name="T10">exists(//</text:span><text:span text:style-name="T23">cac:TaxRepresentativeParty/cac:PartyTaxScheme/cbc:CompanyID))) or not(exists(//</text:span><text:span text:style-name="T24">cac:AllowanceCharge[cbc:ChargeIndicator='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21">(../cbc:TaxableAmount = (sum(../../../cac:InvoiceLine[</text:span><text:span text:style-name="T37">normalize-space(</text:span><text:span text:style-name="T21">cac:Item/cac:ClassifiedTaxCategory/cbc:ID)='IP'][cac:Item/cac:ClassifiedTaxCategory/cbc:Percent =$rate]/xs:decimal(cbc:LineExtensionAmount)) + sum(../../../cac:AllowanceCharge[cbc:ChargeIndicator='true'][</text:span><text:span text:style-name="T38">normalize-space(</text:span><text:span text:style-name="T21">cac:TaxCategory/cbc:ID)='IP'][cac:TaxCategory/cbc:Percent = $rate]/xs:decimal(cbc:Amount)) - sum(../../../cac:AllowanceCharge[cbc:ChargeIndicator='false'][</text:span><text:span text:style-name="T37">normalize-space(</text:span><text:span text:style-name="T21">cac:TaxCategory/cbc:ID)='IP'][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3">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23">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3">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3">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3">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23">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3">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3">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3">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3">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3">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3">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23">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3">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3">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3">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23">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3">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1">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32">
          <table:table-cell office:value-type="string">
            <text:p>model</text:p>
          </table:table-cell>
          <table:table-cell office:value-type="string">
            <text:p>VATS Allowance</text:p>
          </table:table-cell>
          <table:table-cell table:style-name="ce60" office:value-type="string">
            <text:p>cac:AllowanceCharge[cbc:ChargeIndicator='false']/cac:TaxCategory[normalize-space(cbc:ID)='S']</text:p>
          </table:table-cell>
          <table:table-cell table:number-columns-repeated="1021"/>
        </table:table-row>
        <table:table-row table:style-name="ro32">
          <table:table-cell office:value-type="string">
            <text:p>model</text:p>
          </table:table-cell>
          <table:table-cell office:value-type="string">
            <text:p>VATS Charge</text:p>
          </table:table-cell>
          <table:table-cell table:style-name="ce61" office:value-type="string">
            <text:p>cac:AllowanceCharge[cbc:ChargeIndicator='true']/cac:TaxCategory[normalize-space(cbc:ID)='S']</text:p>
          </table:table-cell>
          <table:table-cell table:number-columns-repeated="1021"/>
        </table:table-row>
        <table:table-row table:style-name="ro32">
          <table:table-cell office:value-type="string">
            <text:p>model</text:p>
          </table:table-cell>
          <table:table-cell office:value-type="string">
            <text:p>VATS</text:p>
          </table:table-cell>
          <table:table-cell table:style-name="ce60" office:value-type="string">
            <text:p>cac:TaxTotal/cac:TaxSubtotal/cac:TaxCategory[normalize-space(cbc:ID) = 'S']</text:p>
          </table:table-cell>
          <table:table-cell table:number-columns-repeated="1021"/>
        </table:table-row>
        <table:table-row table:style-name="ro32">
          <table:table-cell office:value-type="string">
            <text:p>model</text:p>
          </table:table-cell>
          <table:table-cell office:value-type="string">
            <text:p>VATZ Line</text:p>
          </table:table-cell>
          <table:table-cell table:style-name="ce60" office:value-type="string">
            <text:p>cac:InvoiceLine/cac:Item/cac:ClassifiedTaxCategory[normalize-space(cbc:ID) = 'Z']</text:p>
          </table:table-cell>
          <table:table-cell table:number-columns-repeated="1021"/>
        </table:table-row>
        <table:table-row table:style-name="ro32">
          <table:table-cell office:value-type="string">
            <text:p>model</text:p>
          </table:table-cell>
          <table:table-cell office:value-type="string">
            <text:p>VATZ Allowance</text:p>
          </table:table-cell>
          <table:table-cell table:style-name="ce60" office:value-type="string">
            <text:p>cac:AllowanceCharge[cbc:ChargeIndicator='false']/cac:TaxCategory[normalize-space(cbc:ID)='Z']</text:p>
          </table:table-cell>
          <table:table-cell table:number-columns-repeated="1021"/>
        </table:table-row>
        <table:table-row table:style-name="ro32">
          <table:table-cell office:value-type="string">
            <text:p>model</text:p>
          </table:table-cell>
          <table:table-cell office:value-type="string">
            <text:p>VATZ Charge</text:p>
          </table:table-cell>
          <table:table-cell table:style-name="ce61" office:value-type="string">
            <text:p>cac:AllowanceCharge[cbc:ChargeIndicator='true']/cac:TaxCategory[normalize-space(cbc:ID)='Z']</text:p>
          </table:table-cell>
          <table:table-cell table:number-columns-repeated="1021"/>
        </table:table-row>
        <table:table-row table:style-name="ro32">
          <table:table-cell office:value-type="string">
            <text:p>model</text:p>
          </table:table-cell>
          <table:table-cell office:value-type="string">
            <text:p>VATZ</text:p>
          </table:table-cell>
          <table:table-cell table:style-name="ce60" office:value-type="string">
            <text:p>cac:TaxTotal/cac:TaxSubtotal/cac:TaxCategory[normalize-space(cbc:ID) = 'Z']</text:p>
          </table:table-cell>
          <table:table-cell table:number-columns-repeated="1021"/>
        </table:table-row>
        <table:table-row table:style-name="ro32">
          <table:table-cell office:value-type="string">
            <text:p>model</text:p>
          </table:table-cell>
          <table:table-cell office:value-type="string">
            <text:p>VATE Allowance</text:p>
          </table:table-cell>
          <table:table-cell table:style-name="ce60" office:value-type="string">
            <text:p>cac:AllowanceCharge[cbc:ChargeIndicator='false']/cac:TaxCategory[normalize-space(cbc:ID)='E']</text:p>
          </table:table-cell>
          <table:table-cell table:number-columns-repeated="1021"/>
        </table:table-row>
        <table:table-row table:style-name="ro32">
          <table:table-cell office:value-type="string">
            <text:p>model</text:p>
          </table:table-cell>
          <table:table-cell office:value-type="string">
            <text:p>VATE Charge</text:p>
          </table:table-cell>
          <table:table-cell table:style-name="ce61" office:value-type="string">
            <text:p>cac:AllowanceCharge[cbc:ChargeIndicator='true']/cac:TaxCategory[normalize-space(cbc:ID)='E']</text:p>
          </table:table-cell>
          <table:table-cell table:number-columns-repeated="1021"/>
        </table:table-row>
        <table:table-row table:style-name="ro32">
          <table:table-cell office:value-type="string">
            <text:p>model</text:p>
          </table:table-cell>
          <table:table-cell office:value-type="string">
            <text:p>VATE Line</text:p>
          </table:table-cell>
          <table:table-cell table:style-name="ce60" office:value-type="string">
            <text:p>cac:InvoiceLine/cac:Item/cac:ClassifiedTaxCategory[normalize-space(cbc:ID) = 'E']</text:p>
          </table:table-cell>
          <table:table-cell table:number-columns-repeated="1021"/>
        </table:table-row>
        <table:table-row table:style-name="ro32">
          <table:table-cell office:value-type="string">
            <text:p>model</text:p>
          </table:table-cell>
          <table:table-cell office:value-type="string">
            <text:p>VATE</text:p>
          </table:table-cell>
          <table:table-cell table:style-name="ce60" office:value-type="string">
            <text:p>cac:TaxTotal/cac:TaxSubtotal/cac:TaxCategory[normalize-space(cbc:ID) = 'E']</text:p>
          </table:table-cell>
          <table:table-cell table:number-columns-repeated="1021"/>
        </table:table-row>
        <table:table-row table:style-name="ro32">
          <table:table-cell office:value-type="string">
            <text:p>model</text:p>
          </table:table-cell>
          <table:table-cell office:value-type="string">
            <text:p>VATG Allowance</text:p>
          </table:table-cell>
          <table:table-cell table:style-name="ce60" office:value-type="string">
            <text:p>cac:AllowanceCharge[cbc:ChargeIndicator='false']/cac:TaxCategory[normalize-space(cbc:ID)='G']</text:p>
          </table:table-cell>
          <table:table-cell table:number-columns-repeated="1021"/>
        </table:table-row>
        <table:table-row table:style-name="ro32">
          <table:table-cell office:value-type="string">
            <text:p>model</text:p>
          </table:table-cell>
          <table:table-cell office:value-type="string">
            <text:p>VATG Charge</text:p>
          </table:table-cell>
          <table:table-cell table:style-name="ce61" office:value-type="string">
            <text:p>cac:AllowanceCharge[cbc:ChargeIndicator='true']/cac:TaxCategory[normalize-space(cbc:ID)='G']</text:p>
          </table:table-cell>
          <table:table-cell table:number-columns-repeated="1021"/>
        </table:table-row>
        <table:table-row table:style-name="ro32">
          <table:table-cell office:value-type="string">
            <text:p>model</text:p>
          </table:table-cell>
          <table:table-cell office:value-type="string">
            <text:p>VATG Line</text:p>
          </table:table-cell>
          <table:table-cell table:style-name="ce60" office:value-type="string">
            <text:p>cac:InvoiceLine/cac:Item/cac:ClassifiedTaxCategory[normalize-space(cbc:ID) = 'G']</text:p>
          </table:table-cell>
          <table:table-cell table:number-columns-repeated="1021"/>
        </table:table-row>
        <table:table-row table:style-name="ro32">
          <table:table-cell office:value-type="string">
            <text:p>model</text:p>
          </table:table-cell>
          <table:table-cell office:value-type="string">
            <text:p>VATG</text:p>
          </table:table-cell>
          <table:table-cell table:style-name="ce60" office:value-type="string">
            <text:p>cac:TaxTotal/cac:TaxSubtotal/cac:TaxCategory[normalize-space(cbc:ID) = 'G']</text:p>
          </table:table-cell>
          <table:table-cell table:number-columns-repeated="1021"/>
        </table:table-row>
        <table:table-row table:style-name="ro32">
          <table:table-cell office:value-type="string">
            <text:p>model</text:p>
          </table:table-cell>
          <table:table-cell office:value-type="string">
            <text:p>VATAE Allowance</text:p>
          </table:table-cell>
          <table:table-cell table:style-name="ce60" office:value-type="string">
            <text:p>cac:AllowanceCharge[cbc:ChargeIndicator='false']/cac:TaxCategory[normalize-space(cbc:ID)='AE']</text:p>
          </table:table-cell>
          <table:table-cell table:number-columns-repeated="1021"/>
        </table:table-row>
        <table:table-row table:style-name="ro32">
          <table:table-cell office:value-type="string">
            <text:p>model</text:p>
          </table:table-cell>
          <table:table-cell office:value-type="string">
            <text:p>VATAE Charge</text:p>
          </table:table-cell>
          <table:table-cell table:style-name="ce61" office:value-type="string">
            <text:p>cac:AllowanceCharge[cbc:ChargeIndicator='true']/cac:TaxCategory[normalize-space(cbc:ID)='AE']</text:p>
          </table:table-cell>
          <table:table-cell table:number-columns-repeated="1021"/>
        </table:table-row>
        <table:table-row table:style-name="ro32">
          <table:table-cell office:value-type="string">
            <text:p>model</text:p>
          </table:table-cell>
          <table:table-cell office:value-type="string">
            <text:p>VATAE Line</text:p>
          </table:table-cell>
          <table:table-cell table:style-name="ce60" office:value-type="string">
            <text:p>cac:InvoiceLine/cac:Item/cac:ClassifiedTaxCategory[normalize-space(cbc:ID) = 'AE']</text:p>
          </table:table-cell>
          <table:table-cell table:number-columns-repeated="1021"/>
        </table:table-row>
        <table:table-row table:style-name="ro32">
          <table:table-cell office:value-type="string">
            <text:p>model</text:p>
          </table:table-cell>
          <table:table-cell office:value-type="string">
            <text:p>VATAE</text:p>
          </table:table-cell>
          <table:table-cell table:style-name="ce60" office:value-type="string">
            <text:p>cac:TaxTotal/cac:TaxSubtotal/cac:TaxCategory[normalize-space(cbc:ID) = 'AE']</text:p>
          </table:table-cell>
          <table:table-cell table:number-columns-repeated="1021"/>
        </table:table-row>
        <table:table-row table:style-name="ro32">
          <table:table-cell office:value-type="string">
            <text:p>model</text:p>
          </table:table-cell>
          <table:table-cell office:value-type="string">
            <text:p>VATIC Allowance</text:p>
          </table:table-cell>
          <table:table-cell table:style-name="ce60" office:value-type="string">
            <text:p>cac:AllowanceCharge[cbc:ChargeIndicator='false']/cac:TaxCategory[normalize-space(cbc:ID)='IC']</text:p>
          </table:table-cell>
          <table:table-cell table:number-columns-repeated="1021"/>
        </table:table-row>
        <table:table-row table:style-name="ro32">
          <table:table-cell office:value-type="string">
            <text:p>model</text:p>
          </table:table-cell>
          <table:table-cell office:value-type="string">
            <text:p>VATIC Charge</text:p>
          </table:table-cell>
          <table:table-cell table:style-name="ce61" office:value-type="string">
            <text:p>cac:AllowanceCharge[cbc:ChargeIndicator='true']/cac:TaxCategory[normalize-space(cbc:ID)='IC']</text:p>
          </table:table-cell>
          <table:table-cell table:number-columns-repeated="1021"/>
        </table:table-row>
        <table:table-row table:style-name="ro32">
          <table:table-cell office:value-type="string">
            <text:p>model</text:p>
          </table:table-cell>
          <table:table-cell office:value-type="string">
            <text:p>VATIC Line</text:p>
          </table:table-cell>
          <table:table-cell table:style-name="ce60" office:value-type="string">
            <text:p>cac:InvoiceLine/cac:Item/cac:ClassifiedTaxCategory[normalize-space(cbc:ID) = 'IC']</text:p>
          </table:table-cell>
          <table:table-cell table:number-columns-repeated="1021"/>
        </table:table-row>
        <table:table-row table:style-name="ro32">
          <table:table-cell office:value-type="string">
            <text:p>model</text:p>
          </table:table-cell>
          <table:table-cell office:value-type="string">
            <text:p>VATIC</text:p>
          </table:table-cell>
          <table:table-cell table:style-name="ce60" office:value-type="string">
            <text:p>cac:TaxTotal/cac:TaxSubtotal/cac:TaxCategory[normalize-space(cbc:ID) = 'IC']</text:p>
          </table:table-cell>
          <table:table-cell table:number-columns-repeated="1021"/>
        </table:table-row>
        <table:table-row table:style-name="ro32">
          <table:table-cell office:value-type="string">
            <text:p>model</text:p>
          </table:table-cell>
          <table:table-cell office:value-type="string">
            <text:p>VATO Line</text:p>
          </table:table-cell>
          <table:table-cell table:style-name="ce60" office:value-type="string">
            <text:p>cac:InvoiceLine/cac:Item/cac:ClassifiedTaxCategory[normalize-space(cbc:ID) = 'O']</text:p>
          </table:table-cell>
          <table:table-cell table:number-columns-repeated="1021"/>
        </table:table-row>
        <table:table-row table:style-name="ro32">
          <table:table-cell office:value-type="string">
            <text:p>model</text:p>
          </table:table-cell>
          <table:table-cell office:value-type="string">
            <text:p>VATO Allowance</text:p>
          </table:table-cell>
          <table:table-cell table:style-name="ce60" office:value-type="string">
            <text:p>cac:AllowanceCharge[cbc:ChargeIndicator='false']/cac:TaxCategory[normalize-space(cbc:ID)='O']</text:p>
          </table:table-cell>
          <table:table-cell table:number-columns-repeated="1021"/>
        </table:table-row>
        <table:table-row table:style-name="ro32">
          <table:table-cell office:value-type="string">
            <text:p>model</text:p>
          </table:table-cell>
          <table:table-cell office:value-type="string">
            <text:p>VATO Charge</text:p>
          </table:table-cell>
          <table:table-cell table:style-name="ce61" office:value-type="string">
            <text:p>cac:AllowanceCharge[cbc:ChargeIndicator='true']/cac:TaxCategory[normalize-space(cbc:ID)='O']</text:p>
          </table:table-cell>
          <table:table-cell table:number-columns-repeated="1021"/>
        </table:table-row>
        <table:table-row table:style-name="ro32">
          <table:table-cell office:value-type="string">
            <text:p>model</text:p>
          </table:table-cell>
          <table:table-cell office:value-type="string">
            <text:p>VATO</text:p>
          </table:table-cell>
          <table:table-cell table:style-name="ce60" office:value-type="string">
            <text:p>cac:TaxTotal/cac:TaxSubtotal/cac:TaxCategory[normalize-space(cbc:ID) = 'O']</text:p>
          </table:table-cell>
          <table:table-cell table:number-columns-repeated="1021"/>
        </table:table-row>
        <table:table-row table:style-name="ro32">
          <table:table-cell office:value-type="string">
            <text:p>model</text:p>
          </table:table-cell>
          <table:table-cell office:value-type="string">
            <text:p>VATIG Line</text:p>
          </table:table-cell>
          <table:table-cell table:style-name="ce60" office:value-type="string">
            <text:p>cac:InvoiceLine/cac:Item/cac:ClassifiedTaxCategory[normalize-space(cbc:ID) = 'IG']</text:p>
          </table:table-cell>
          <table:table-cell table:number-columns-repeated="1021"/>
        </table:table-row>
        <table:table-row table:style-name="ro32">
          <table:table-cell office:value-type="string">
            <text:p>model</text:p>
          </table:table-cell>
          <table:table-cell office:value-type="string">
            <text:p>VATIG Allowance</text:p>
          </table:table-cell>
          <table:table-cell table:style-name="ce60" office:value-type="string">
            <text:p>cac:AllowanceCharge[cbc:ChargeIndicator='false']/cac:TaxCategory[normalize-space(cbc:ID)='IG']</text:p>
          </table:table-cell>
          <table:table-cell table:number-columns-repeated="1021"/>
        </table:table-row>
        <table:table-row table:style-name="ro32">
          <table:table-cell office:value-type="string">
            <text:p>model</text:p>
          </table:table-cell>
          <table:table-cell office:value-type="string">
            <text:p>VATIG Charge</text:p>
          </table:table-cell>
          <table:table-cell table:style-name="ce61" office:value-type="string">
            <text:p>cac:AllowanceCharge[cbc:ChargeIndicator='true']/cac:TaxCategory[normalize-space(cbc:ID)='IG']</text:p>
          </table:table-cell>
          <table:table-cell table:number-columns-repeated="1021"/>
        </table:table-row>
        <table:table-row table:style-name="ro32">
          <table:table-cell office:value-type="string">
            <text:p>model</text:p>
          </table:table-cell>
          <table:table-cell office:value-type="string">
            <text:p>VATIG</text:p>
          </table:table-cell>
          <table:table-cell table:style-name="ce60" office:value-type="string">
            <text:p>cac:TaxTotal/cac:TaxSubtotal/cac:TaxCategory[normalize-space(cbc:ID) = 'IG']</text:p>
          </table:table-cell>
          <table:table-cell table:number-columns-repeated="1021"/>
        </table:table-row>
        <table:table-row table:style-name="ro32">
          <table:table-cell office:value-type="string">
            <text:p>model</text:p>
          </table:table-cell>
          <table:table-cell office:value-type="string">
            <text:p>VATIP Line</text:p>
          </table:table-cell>
          <table:table-cell table:style-name="ce60" office:value-type="string">
            <text:p>cac:InvoiceLine/cac:Item/cac:ClassifiedTaxCategory[normalize-space(cbc:ID) = 'IP']</text:p>
          </table:table-cell>
          <table:table-cell table:number-columns-repeated="1021"/>
        </table:table-row>
        <table:table-row table:style-name="ro32">
          <table:table-cell office:value-type="string">
            <text:p>model</text:p>
          </table:table-cell>
          <table:table-cell office:value-type="string">
            <text:p>VATIP Allowance</text:p>
          </table:table-cell>
          <table:table-cell table:style-name="ce60" office:value-type="string">
            <text:p>cac:AllowanceCharge[cbc:ChargeIndicator='false']/cac:TaxCategory[normalize-space(cbc:ID)='IP']</text:p>
          </table:table-cell>
          <table:table-cell table:number-columns-repeated="1021"/>
        </table:table-row>
        <table:table-row table:style-name="ro32">
          <table:table-cell office:value-type="string">
            <text:p>model</text:p>
          </table:table-cell>
          <table:table-cell office:value-type="string">
            <text:p>VATIP Charge</text:p>
          </table:table-cell>
          <table:table-cell table:style-name="ce61" office:value-type="string">
            <text:p>cac:AllowanceCharge[cbc:ChargeIndicator='true']/cac:TaxCategory[normalize-space(cbc:ID)='IP']</text:p>
          </table:table-cell>
          <table:table-cell table:number-columns-repeated="1021"/>
        </table:table-row>
        <table:table-row table:style-name="ro32">
          <table:table-cell office:value-type="string">
            <text:p>model</text:p>
          </table:table-cell>
          <table:table-cell office:value-type="string">
            <text:p>VATIP</text:p>
          </table:table-cell>
          <table:table-cell table:style-name="ce60" office:value-type="string">
            <text:p>cac:TaxTotal/cac:TaxSubtotal/cac:TaxCategory[normalize-space(cbc:ID) = 'IP']</text:p>
          </table:table-cell>
          <table:table-cell table:number-columns-repeated="1021"/>
        </table:table-row>
        <table:table-row table:style-name="ro23">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23">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23">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3" table:number-rows-repeated="1048331">
          <table:table-cell table:number-columns-repeated="1024"/>
        </table:table-row>
        <table:table-row table:style-name="ro23">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13/12/2016</text:date>, <text:time>18:31:01</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3T18:31:01</dc:date>
    <dc:creator>Oriol Bausà</dc:creator>
    <meta:editing-duration>P36DT10H8M19S</meta:editing-duration>
    <meta:editing-cycles>335</meta:editing-cycles>
    <meta:document-statistic meta:table-count="3" meta:cell-count="1711" meta:object-count="0"/>
  </office:meta>
</office:document-meta>
</file>